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89bf" officeooo:paragraph-rsid="000989bf"/>
    </style:style>
    <style:style style:name="P2" style:family="paragraph" style:parent-style-name="Standard">
      <style:text-properties officeooo:paragraph-rsid="000989bf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officeooo:rsid="000989bf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fo:font-style="italic" style:font-size-asian="10pt" style:font-style-asian="italic"/>
    </style:style>
    <style:style style:name="T5" style:family="text">
      <style:text-properties fo:color="#0000c0" style:font-name="Monospace" fo:font-size="10pt" style:font-size-asian="10pt"/>
    </style:style>
    <style:style style:name="T6" style:family="text">
      <style:text-properties fo:color="#6a3e3e" style:font-name="Monospace" fo:font-size="10pt" style:font-size-asian="10pt"/>
    </style:style>
    <style:style style:name="T7" style:family="text">
      <style:text-properties fo:color="#646464" style:font-name="Monospace" fo:font-size="10pt" style:font-size-asian="10pt"/>
    </style:style>
    <style:style style:name="T8" style:family="text">
      <style:text-properties fo:color="#2aa198" style:font-name="Monospace" fo:font-size="10pt" style:font-size-asian="10pt"/>
    </style:style>
    <style:style style:name="T9" style:family="text">
      <style:text-properties fo:color="#008080" style:font-name="Monospace" fo:font-size="10pt" style:font-size-asian="10pt"/>
    </style:style>
    <style:style style:name="T10" style:family="text">
      <style:text-properties fo:color="#3f7f7f" style:font-name="Monospace" fo:font-size="10pt" style:font-size-asian="10pt"/>
    </style:style>
    <style:style style:name="T11" style:family="text">
      <style:text-properties style:font-name="Monospace" fo:font-size="10pt" style:font-size-asian="10pt"/>
    </style:style>
    <style:style style:name="T12" style:family="text">
      <style:text-properties fo:color="#7f007f" style:font-name="Monospace" fo:font-size="10pt" style:font-size-asian="10pt"/>
    </style:style>
    <style:style style:name="T13" style:family="text">
      <style:text-properties fo:color="#3c3c3c" style:font-name="Monospace" fo:font-size="10pt" style:font-size-asian="10pt"/>
    </style:style>
    <style:style style:name="T14" style:family="text">
      <style:text-properties fo:color="#2a00ff" style:font-name="Monospace" fo:font-size="10pt" fo:font-style="italic" style:font-size-asian="10pt" style:font-style-asian="italic"/>
    </style:style>
    <style:style style:name="T15" style:family="text">
      <style:text-properties fo:color="#3f5fbf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. </text:span>package com.example.frontendbackend123;</text:p>
      <text:p text:style-name="Standard"/>
      <text:p text:style-name="Standard">import org.springframework.boot.SpringApplication;</text:p>
      <text:p text:style-name="Standard"/>
      <text:p text:style-name="Standard">import org.springframework.boot.autoconfigure.SpringBootApplication;</text:p>
      <text:p text:style-name="Standard">import org.springframework.web.bind.annotation.RestController;</text:p>
      <text:p text:style-name="Standard"/>
      <text:p text:style-name="Standard">@SpringBootApplication</text:p>
      <text:p text:style-name="Standard">@RestController</text:p>
      <text:p text:style-name="Standard">public class Frontendbackend123Application {</text:p>
      <text:p text:style-name="Standard"/>
      <text:p text:style-name="Standard"><text:tab/>public static void main(String[] args) {</text:p>
      <text:p text:style-name="Standard"><text:tab/><text:tab/>SpringApplication.run(Frontendbackend123Application.class, args);</text:p>
      <text:p text:style-name="Standard"><text:tab/>}</text:p>
      <text:p text:style-name="Standard">}</text:p>
      <text:p text:style-name="Standard"/>
      <text:p text:style-name="P1">2.package com.example.frontendbackend123.controller;</text:p>
      <text:p text:style-name="P1">import java.util.Base64;</text:p>
      <text:p text:style-name="P1">import java.util.List;</text:p>
      <text:p text:style-name="P1">import java.util.Optional;</text:p>
      <text:p text:style-name="P1">import java.util.stream.Collectors;</text:p>
      <text:p text:style-name="P1"/>
      <text:p text:style-name="P1">import org.springframework.beans.factory.annotation.Autowired;</text:p>
      <text:p text:style-name="P1">import org.springframework.http.HttpHeaders;</text:p>
      <text:p text:style-name="P1">import org.springframework.http.HttpStatus;</text:p>
      <text:p text:style-name="P1">import org.springframework.http.MediaType;</text:p>
      <text:p text:style-name="P1">import org.springframework.http.ResponseEntity;</text:p>
      <text:p text:style-name="P1">import org.springframework.web.bind.annotation.GetMapping;</text:p>
      <text:p text:style-name="P1">import org.springframework.web.bind.annotation.PathVariable;</text:p>
      <text:p text:style-name="P1">import org.springframework.web.bind.annotation.PostMapping;</text:p>
      <text:p text:style-name="P1">import org.springframework.web.bind.annotation.RequestMapping;</text:p>
      <text:p text:style-name="P1">import org.springframework.web.bind.annotation.RequestParam;</text:p>
      <text:p text:style-name="P1">import org.springframework.web.bind.annotation.RestController;</text:p>
      <text:p text:style-name="P1">import org.springframework.web.multipart.MultipartFile;</text:p>
      <text:p text:style-name="P1">import org.springframework.web.servlet.support.ServletUriComponentsBuilder;</text:p>
      <text:p text:style-name="P1"/>
      <text:p text:style-name="P1">import com.example.frontendbackend123.model.FileEntity;</text:p>
      <text:p text:style-name="P1">import com.example.frontendbackend123.model.FileResponse;</text:p>
      <text:p text:style-name="P1">import com.example.frontendbackend123.service.FileService;</text:p>
      <text:p text:style-name="P1"/>
      <text:p text:style-name="P1">@RestController</text:p>
      <text:p text:style-name="P1">@RequestMapping("files")</text:p>
      <text:p text:style-name="P1">public class FileController {</text:p>
      <text:p text:style-name="P1"><text:tab/>private FileService fileService;</text:p>
      <text:p text:style-name="P1"/>
      <text:p text:style-name="P1"><text:tab/>@Autowired</text:p>
      <text:p text:style-name="P1"><text:s text:c="4"/>public FileController(FileService fileService) {</text:p>
      <text:p text:style-name="P1"><text:s text:c="8"/>this.fileService = fileService;</text:p>
      <text:p text:style-name="P1"><text:s text:c="4"/>}</text:p>
      <text:p text:style-name="P1"/>
      <text:p text:style-name="P1"><text:s text:c="4"/></text:p>
      <text:p text:style-name="P1"><text:tab/>@PostMapping</text:p>
      <text:p text:style-name="P1"><text:soft-page-break/><text:s text:c="4"/>public ResponseEntity&lt;String&gt; upload(@RequestParam("file") MultipartFile file) {</text:p>
      <text:p text:style-name="P1"><text:s text:c="8"/>try {</text:p>
      <text:p text:style-name="P1"><text:tab/><text:tab/><text:tab/>fileService.save(file);</text:p>
      <text:p text:style-name="P1"/>
      <text:p text:style-name="P1"><text:s text:c="11"/>return ResponseEntity.status(HttpStatus.OK)</text:p>
      <text:p text:style-name="P1"><text:s text:c="32"/>.body(String.format("File uploaded successfully: %s", file.getOriginalFilename()));</text:p>
      <text:p text:style-name="P1"><text:s text:c="8"/>} catch (Exception e) {</text:p>
      <text:p text:style-name="P1"><text:s text:c="12"/>return ResponseEntity.status(HttpStatus.INTERNAL_SERVER_ERROR)</text:p>
      <text:p text:style-name="P1"><text:s text:c="33"/>.body(String.format("Could not upload the file: %s!", file.getOriginalFilename()));</text:p>
      <text:p text:style-name="P1"><text:s text:c="8"/>}</text:p>
      <text:p text:style-name="P1"><text:s text:c="4"/>}</text:p>
      <text:p text:style-name="P1"/>
      <text:p text:style-name="P1"><text:s text:c="4"/>@GetMapping</text:p>
      <text:p text:style-name="P1"><text:s text:c="4"/>public List&lt;FileResponse&gt; list() {</text:p>
      <text:p text:style-name="P1"><text:s text:c="8"/>return fileService.getAllFile()</text:p>
      <text:p text:style-name="P1"><text:s text:c="26"/>.stream()</text:p>
      <text:p text:style-name="P1"><text:s text:c="26"/>.map(this::mapToFileResponse)</text:p>
      <text:p text:style-name="P1"><text:s text:c="26"/>.collect(Collectors.toList());</text:p>
      <text:p text:style-name="P1"><text:s text:c="4"/>}</text:p>
      <text:p text:style-name="P1"/>
      <text:p text:style-name="P1"><text:s text:c="4"/>private FileResponse mapToFileResponse(FileEntity fileEntity) {</text:p>
      <text:p text:style-name="P1"><text:s text:c="8"/>String downloadURL = ServletUriComponentsBuilder.fromCurrentContextPath()</text:p>
      <text:p text:style-name="P1"><text:s text:c="56"/>.path("/files/")</text:p>
      <text:p text:style-name="P1"><text:s text:c="56"/>.path(fileEntity.getId())</text:p>
      <text:p text:style-name="P1"><text:s text:c="56"/>.toUriString();</text:p>
      <text:p text:style-name="P1"><text:s text:c="8"/>FileResponse fileResponse = new FileResponse();</text:p>
      <text:p text:style-name="P1"><text:s text:c="8"/>fileResponse.setId(fileEntity.getId());</text:p>
      <text:p text:style-name="P1"><text:s text:c="8"/>fileResponse.setName(fileEntity.getName());</text:p>
      <text:p text:style-name="P1"><text:s text:c="8"/>fileResponse.setContentType(fileEntity.getContentType());</text:p>
      <text:p text:style-name="P1"><text:s text:c="8"/>fileResponse.setSize(fileEntity.getSize());</text:p>
      <text:p text:style-name="P1"><text:s text:c="8"/>fileResponse.setUrl(downloadURL);</text:p>
      <text:p text:style-name="P1"/>
      <text:p text:style-name="P1"><text:s text:c="8"/>return fileResponse;</text:p>
      <text:p text:style-name="P1"><text:s text:c="4"/>}</text:p>
      <text:p text:style-name="P1"/>
      <text:p text:style-name="P1"><text:s text:c="4"/>@GetMapping("{id}")</text:p>
      <text:p text:style-name="P1"><text:s text:c="4"/>public ResponseEntity&lt;byte[]&gt; getFile(@PathVariable String id) {</text:p>
      <text:p text:style-name="P1"><text:s text:c="8"/>Optional&lt;FileEntity&gt; fileEntityOptional = fileService.getFile(id);</text:p>
      <text:p text:style-name="P1"/>
      <text:p text:style-name="P1"><text:s text:c="8"/>if (!fileEntityOptional.isPresent()) {</text:p>
      <text:p text:style-name="P1"><text:s text:c="12"/>return ResponseEntity.notFound()</text:p>
      <text:p text:style-name="P1"><text:s text:c="33"/>.build();</text:p>
      <text:p text:style-name="P1"><text:s text:c="8"/>}</text:p>
      <text:p text:style-name="P1"/>
      <text:p text:style-name="P1"><text:s text:c="8"/>FileEntity fileEntity = fileEntityOptional.get();</text:p>
      <text:p text:style-name="P1"><text:s text:c="8"/>byte[] encode = Base64.getEncoder().encode(fileEntity.getData());</text:p>
      <text:p text:style-name="P1"><text:s text:c="8"/>return ResponseEntity.ok()</text:p>
      <text:p text:style-name="P1"><text:s text:c="29"/>.header(HttpHeaders.CONTENT_DISPOSITION, "attachment; filename=\"" + fileEntity.getName() + "\"")</text:p>
      <text:p text:style-name="P1"><text:s text:c="29"/>.contentType(MediaType.valueOf(fileEntity.getContentType())).body(encode);</text:p>
      <text:p text:style-name="P1"><text:soft-page-break/><text:s text:c="4"/>}</text:p>
      <text:p text:style-name="P1"><text:tab/><text:tab/></text:p>
      <text:p text:style-name="P1"><text:s text:c="8"/></text:p>
      <text:p text:style-name="P1"><text:s text:c="8"/>@GetMapping("Decode")</text:p>
      <text:p text:style-name="P1"><text:s text:c="8"/>public ResponseEntity&lt;byte[]&gt; getFile1(@PathVariable String id) {</text:p>
      <text:p text:style-name="P1"><text:s text:c="12"/>Optional&lt;FileEntity&gt; fileEntityOptional = fileService.getFile(id);</text:p>
      <text:p text:style-name="P1"/>
      <text:p text:style-name="P1"><text:s text:c="12"/>if (!fileEntityOptional.isPresent()) {</text:p>
      <text:p text:style-name="P1"><text:s text:c="16"/>return ResponseEntity.notFound()</text:p>
      <text:p text:style-name="P1"><text:s text:c="37"/>.build();</text:p>
      <text:p text:style-name="P1"><text:s text:c="12"/>}</text:p>
      <text:p text:style-name="P1"/>
      <text:p text:style-name="P1"><text:tab/><text:tab/> <text:s/>FileEntity fileEntity = fileEntityOptional.get();</text:p>
      <text:p text:style-name="P1">byte[] decode = Base64.getDecoder().decode(fileEntity.getData());</text:p>
      <text:p text:style-name="P1">return ResponseEntity.ok().header(HttpHeaders.CONTENT_DISPOSITION, "attachment; filename=\"" +</text:p>
      <text:p text:style-name="P1"><text:tab/><text:tab/> fileEntity.getName() + "\"")</text:p>
      <text:p text:style-name="P1"><text:tab/><text:tab/> .contentType(MediaType.valueOf(fileEntity.getContentType())) .body(decode);</text:p>
      <text:p text:style-name="P1"><text:tab/><text:tab/> </text:p>
      <text:p text:style-name="P1"><text:s text:c="4"/>}</text:p>
      <text:p text:style-name="P1"/>
      <text:p text:style-name="P1"/>
      <text:p text:style-name="P1">}</text:p>
      <text:p text:style-name="P1"/>
      <text:p text:style-name="P1"/>
      <text:p text:style-name="P1">3.package com.example.frontendbackend123.exceptions;</text:p>
      <text:p text:style-name="P1">import org.springframework.http.HttpStatus;</text:p>
      <text:p text:style-name="P1">import org.springframework.http.ResponseEntity;</text:p>
      <text:p text:style-name="P1">import org.springframework.web.bind.annotation.ControllerAdvice;</text:p>
      <text:p text:style-name="P1">import org.springframework.web.bind.annotation.ExceptionHandler;</text:p>
      <text:p text:style-name="P1">import org.springframework.web.multipart.MaxUploadSizeExceededException;</text:p>
      <text:p text:style-name="P1">import org.springframework.web.servlet.mvc.method.annotation.ResponseEntityExceptionHandler;</text:p>
      <text:p text:style-name="P1">@ControllerAdvice</text:p>
      <text:p text:style-name="P1">public class RestExceptionalHandler extends ResponseEntityExceptionHandler {</text:p>
      <text:p text:style-name="P1"><text:tab/>@ExceptionHandler(MaxUploadSizeExceededException.class)</text:p>
      <text:p text:style-name="P1"><text:s text:c="4"/>public ResponseEntity&lt;String&gt; handleMaxSizeException(MaxUploadSizeExceededException exc) {</text:p>
      <text:p text:style-name="P1"><text:s text:c="8"/>return ResponseEntity.status(HttpStatus.BAD_REQUEST)</text:p>
      <text:p text:style-name="P1"><text:s text:c="29"/>.body("Unable to upload. File is too large!");</text:p>
      <text:p text:style-name="P1"><text:s text:c="4"/>}</text:p>
      <text:p text:style-name="P1">}</text:p>
      <text:p text:style-name="P1"/>
      <text:p text:style-name="P1"/>
      <text:p text:style-name="P1">4.package com.example.frontendbackend123.model;</text:p>
      <text:p text:style-name="P1">import javax.persistence.Entity;</text:p>
      <text:p text:style-name="P1">import javax.persistence.GeneratedValue;</text:p>
      <text:p text:style-name="P1">import javax.persistence.Id;</text:p>
      <text:p text:style-name="P1">import javax.persistence.Lob;</text:p>
      <text:p text:style-name="P1">import javax.persistence.Table;</text:p>
      <text:p text:style-name="P1"/>
      <text:p text:style-name="P1">import org.hibernate.annotations.GenericGenerator;</text:p>
      <text:p text:style-name="P1"/>
      <text:p text:style-name="P1"><text:soft-page-break/>@Entity</text:p>
      <text:p text:style-name="P1">@Table(name = "FILES")</text:p>
      <text:p text:style-name="P1">public class FileEntity {</text:p>
      <text:p text:style-name="P1"><text:tab/>@Id</text:p>
      <text:p text:style-name="P1"><text:s text:c="4"/>@GeneratedValue(generator = "uuid")</text:p>
      <text:p text:style-name="P1"><text:s text:c="4"/>@GenericGenerator(name = "uuid", strategy = "uuid2")</text:p>
      <text:p text:style-name="P1"><text:s text:c="4"/>private String id;</text:p>
      <text:p text:style-name="P1"/>
      <text:p text:style-name="P1"><text:s text:c="4"/>private String name;</text:p>
      <text:p text:style-name="P1"/>
      <text:p text:style-name="P1"><text:s text:c="4"/>private String contentType;</text:p>
      <text:p text:style-name="P1"/>
      <text:p text:style-name="P1"><text:s text:c="4"/>private Long size;</text:p>
      <text:p text:style-name="P1"/>
      <text:p text:style-name="P1"><text:s text:c="4"/>@Lob</text:p>
      <text:p text:style-name="P1"><text:s text:c="4"/>private byte[] data;</text:p>
      <text:p text:style-name="P1"/>
      <text:p text:style-name="P1"><text:s text:c="4"/>public String getId() {</text:p>
      <text:p text:style-name="P1"><text:s text:c="8"/>return id;</text:p>
      <text:p text:style-name="P1"><text:s text:c="4"/>}</text:p>
      <text:p text:style-name="P1"/>
      <text:p text:style-name="P1"><text:s text:c="4"/>public void setId(String id) {</text:p>
      <text:p text:style-name="P1"><text:s text:c="8"/>this.id = id;</text:p>
      <text:p text:style-name="P1"><text:s text:c="4"/>}</text:p>
      <text:p text:style-name="P1"/>
      <text:p text:style-name="P1"><text:s text:c="4"/>public String getName() {</text:p>
      <text:p text:style-name="P1"><text:s text:c="8"/>return name;</text:p>
      <text:p text:style-name="P1"><text:s text:c="4"/>}</text:p>
      <text:p text:style-name="P1"/>
      <text:p text:style-name="P1"><text:s text:c="4"/>public void setName(String name) {</text:p>
      <text:p text:style-name="P1"><text:s text:c="8"/>this.name = name;</text:p>
      <text:p text:style-name="P1"><text:s text:c="4"/>}</text:p>
      <text:p text:style-name="P1"/>
      <text:p text:style-name="P1"><text:s text:c="4"/>public String getContentType() {</text:p>
      <text:p text:style-name="P1"><text:s text:c="8"/>return contentType;</text:p>
      <text:p text:style-name="P1"><text:s text:c="4"/>}</text:p>
      <text:p text:style-name="P1"/>
      <text:p text:style-name="P1"><text:s text:c="4"/>public void setContentType(String contentType) {</text:p>
      <text:p text:style-name="P1"><text:s text:c="8"/>this.contentType = contentType;</text:p>
      <text:p text:style-name="P1"><text:s text:c="4"/>}</text:p>
      <text:p text:style-name="P1"/>
      <text:p text:style-name="P1"><text:s text:c="4"/>public Long getSize() {</text:p>
      <text:p text:style-name="P1"><text:s text:c="8"/>return size;</text:p>
      <text:p text:style-name="P1"><text:s text:c="4"/>}</text:p>
      <text:p text:style-name="P1"/>
      <text:p text:style-name="P1"><text:s text:c="4"/>public void setSize(Long size) {</text:p>
      <text:p text:style-name="P1"><text:s text:c="8"/>this.size = size;</text:p>
      <text:p text:style-name="P1"><text:s text:c="4"/>}</text:p>
      <text:p text:style-name="P1"/>
      <text:p text:style-name="P1"><text:s text:c="4"/>public byte[] getData() {</text:p>
      <text:p text:style-name="P1"><text:s text:c="8"/>return data;</text:p>
      <text:p text:style-name="P1"><text:s text:c="4"/>}</text:p>
      <text:p text:style-name="P1"><text:soft-page-break/></text:p>
      <text:p text:style-name="P1"><text:s text:c="4"/>public void setData(byte[] data) {</text:p>
      <text:p text:style-name="P1"><text:s text:c="8"/>this.data = data;</text:p>
      <text:p text:style-name="P1"><text:s text:c="4"/>}</text:p>
      <text:p text:style-name="P1"/>
      <text:p text:style-name="P1"><text:tab/></text:p>
      <text:p text:style-name="P1"><text:s text:c="4"/></text:p>
      <text:p text:style-name="P1"><text:s text:c="4"/></text:p>
      <text:p text:style-name="P1">}</text:p>
      <text:p text:style-name="P1"/>
      <text:p text:style-name="P2"><text:span text:style-name="T1">5.</text:span><text:span text:style-name="T2">package</text:span><text:span text:style-name="T3"> com.example.frontendbackend123.model;</text:span></text:p>
      <text:p text:style-name="P4"/>
      <text:p text:style-name="P3"><text:span text:style-name="T2">public</text:span><text:span text:style-name="T3"> </text:span><text:span text:style-name="T2">class</text:span><text:span text:style-name="T3"> FileResponse {</text:span></text:p>
      <text:p text:style-name="P3"><text:span text:style-name="T3"><text:tab/></text:span><text:span text:style-name="T2">private</text:span><text:span text:style-name="T3"> String </text:span><text:span text:style-name="T5">id</text:span><text:span text:style-name="T3">;</text:span></text:p>
      <text:p text:style-name="P3"><text:span text:style-name="T3"><text:s text:c="4"/></text:span><text:span text:style-name="T2">private</text:span><text:span text:style-name="T3"> String </text:span><text:span text:style-name="T5">name</text:span><text:span text:style-name="T3">;</text:span></text:p>
      <text:p text:style-name="P3"><text:span text:style-name="T3"><text:s text:c="4"/></text:span><text:span text:style-name="T2">private</text:span><text:span text:style-name="T3"> Long </text:span><text:span text:style-name="T5">size</text:span><text:span text:style-name="T3">;</text:span></text:p>
      <text:p text:style-name="P3"><text:span text:style-name="T3"><text:s text:c="4"/></text:span><text:span text:style-name="T2">private</text:span><text:span text:style-name="T3"> String </text:span><text:span text:style-name="T5">url</text:span><text:span text:style-name="T3">;</text:span></text:p>
      <text:p text:style-name="P3"><text:span text:style-name="T3"><text:s text:c="4"/></text:span><text:span text:style-name="T2">private</text:span><text:span text:style-name="T3"> String </text:span><text:span text:style-name="T5">contentType</text:span><text:span text:style-name="T3">;</text:span></text:p>
      <text:p text:style-name="P4"/>
      <text:p text:style-name="P3"><text:span text:style-name="T3"><text:s text:c="4"/></text:span><text:span text:style-name="T2">public</text:span><text:span text:style-name="T3"> String getId() {</text:span></text:p>
      <text:p text:style-name="P3"><text:span text:style-name="T3"><text:s text:c="8"/></text:span><text:span text:style-name="T2">return</text:span><text:span text:style-name="T3"> </text:span><text:span text:style-name="T5">id</text:span><text:span text:style-name="T3">;</text:span></text:p>
      <text:p text:style-name="P3"><text:span text:style-name="T3"><text:s text:c="4"/>}</text:span></text:p>
      <text:p text:style-name="P4"/>
      <text:p text:style-name="P3"><text:span text:style-name="T3"><text:s text:c="4"/></text:span><text:span text:style-name="T2">public</text:span><text:span text:style-name="T3"> </text:span><text:span text:style-name="T2">void</text:span><text:span text:style-name="T3"> setId(String </text:span><text:span text:style-name="T6">id</text:span><text:span text:style-name="T3">) {</text:span></text:p>
      <text:p text:style-name="P3"><text:span text:style-name="T3"><text:s text:c="8"/></text:span><text:span text:style-name="T2">this</text:span><text:span text:style-name="T3">.</text:span><text:span text:style-name="T5">id</text:span><text:span text:style-name="T3"> = </text:span><text:span text:style-name="T6">id</text:span><text:span text:style-name="T3">;</text:span></text:p>
      <text:p text:style-name="P3"><text:span text:style-name="T3"><text:s text:c="4"/>}</text:span></text:p>
      <text:p text:style-name="P4"/>
      <text:p text:style-name="P3"><text:span text:style-name="T3"><text:s text:c="4"/></text:span><text:span text:style-name="T2">public</text:span><text:span text:style-name="T3"> String getName() {</text:span></text:p>
      <text:p text:style-name="P3"><text:span text:style-name="T3"><text:s text:c="8"/></text:span><text:span text:style-name="T2">return</text:span><text:span text:style-name="T3"> </text:span><text:span text:style-name="T5">name</text:span><text:span text:style-name="T3">;</text:span></text:p>
      <text:p text:style-name="P3"><text:span text:style-name="T3"><text:s text:c="4"/>}</text:span></text:p>
      <text:p text:style-name="P4"/>
      <text:p text:style-name="P3"><text:span text:style-name="T3"><text:s text:c="4"/></text:span><text:span text:style-name="T2">public</text:span><text:span text:style-name="T3"> </text:span><text:span text:style-name="T2">void</text:span><text:span text:style-name="T3"> setName(String </text:span><text:span text:style-name="T6">name</text:span><text:span text:style-name="T3">) {</text:span></text:p>
      <text:p text:style-name="P3"><text:span text:style-name="T3"><text:s text:c="8"/></text:span><text:span text:style-name="T2">this</text:span><text:span text:style-name="T3">.</text:span><text:span text:style-name="T5">name</text:span><text:span text:style-name="T3"> = </text:span><text:span text:style-name="T6">name</text:span><text:span text:style-name="T3">;</text:span></text:p>
      <text:p text:style-name="P3"><text:span text:style-name="T3"><text:s text:c="4"/>}</text:span></text:p>
      <text:p text:style-name="P4"/>
      <text:p text:style-name="P3"><text:span text:style-name="T3"><text:s text:c="4"/></text:span><text:span text:style-name="T2">public</text:span><text:span text:style-name="T3"> Long getSize() {</text:span></text:p>
      <text:p text:style-name="P3"><text:span text:style-name="T3"><text:s text:c="8"/></text:span><text:span text:style-name="T2">return</text:span><text:span text:style-name="T3"> </text:span><text:span text:style-name="T5">size</text:span><text:span text:style-name="T3">;</text:span></text:p>
      <text:p text:style-name="P3"><text:span text:style-name="T3"><text:s text:c="4"/>}</text:span></text:p>
      <text:p text:style-name="P4"/>
      <text:p text:style-name="P3"><text:span text:style-name="T3"><text:s text:c="4"/></text:span><text:span text:style-name="T2">public</text:span><text:span text:style-name="T3"> </text:span><text:span text:style-name="T2">void</text:span><text:span text:style-name="T3"> setSize(Long </text:span><text:span text:style-name="T6">size</text:span><text:span text:style-name="T3">) {</text:span></text:p>
      <text:p text:style-name="P3"><text:span text:style-name="T3"><text:s text:c="8"/></text:span><text:span text:style-name="T2">this</text:span><text:span text:style-name="T3">.</text:span><text:span text:style-name="T5">size</text:span><text:span text:style-name="T3"> = </text:span><text:span text:style-name="T6">size</text:span><text:span text:style-name="T3">;</text:span></text:p>
      <text:p text:style-name="P3"><text:span text:style-name="T3"><text:s text:c="4"/>}</text:span></text:p>
      <text:p text:style-name="P4"/>
      <text:p text:style-name="P3"><text:span text:style-name="T3"><text:s text:c="4"/></text:span><text:span text:style-name="T2">public</text:span><text:span text:style-name="T3"> String getUrl() {</text:span></text:p>
      <text:p text:style-name="P3"><text:span text:style-name="T3"><text:s text:c="8"/></text:span><text:span text:style-name="T2">return</text:span><text:span text:style-name="T3"> </text:span><text:span text:style-name="T5">url</text:span><text:span text:style-name="T3">;</text:span></text:p>
      <text:p text:style-name="P3"><text:span text:style-name="T3"><text:s text:c="4"/>}</text:span></text:p>
      <text:p text:style-name="P4"/>
      <text:p text:style-name="P3"><text:span text:style-name="T3"><text:s text:c="4"/></text:span><text:span text:style-name="T2">public</text:span><text:span text:style-name="T3"> </text:span><text:span text:style-name="T2">void</text:span><text:span text:style-name="T3"> setUrl(String </text:span><text:span text:style-name="T6">url</text:span><text:span text:style-name="T3">) {</text:span></text:p>
      <text:p text:style-name="P3"><text:span text:style-name="T3"><text:s text:c="8"/></text:span><text:span text:style-name="T2">this</text:span><text:span text:style-name="T3">.</text:span><text:span text:style-name="T5">url</text:span><text:span text:style-name="T3"> = </text:span><text:span text:style-name="T6">url</text:span><text:span text:style-name="T3">;</text:span></text:p>
      <text:p text:style-name="P3"><text:span text:style-name="T3"><text:s text:c="4"/>}</text:span></text:p>
      <text:p text:style-name="P4"/>
      <text:p text:style-name="P3"><text:span text:style-name="T3"><text:s text:c="4"/></text:span><text:span text:style-name="T2">public</text:span><text:span text:style-name="T3"> String getContentType() {</text:span></text:p>
      <text:p text:style-name="P3"><text:span text:style-name="T3"><text:s text:c="8"/></text:span><text:span text:style-name="T2">return</text:span><text:span text:style-name="T3"> </text:span><text:span text:style-name="T5">contentType</text:span><text:span text:style-name="T3">;</text:span></text:p>
      <text:p text:style-name="P3"><text:span text:style-name="T3"><text:s text:c="4"/>}</text:span></text:p>
      <text:p text:style-name="P4"/>
      <text:p text:style-name="P3"><text:span text:style-name="T3"><text:s text:c="4"/></text:span><text:span text:style-name="T2">public</text:span><text:span text:style-name="T3"> </text:span><text:span text:style-name="T2">void</text:span><text:span text:style-name="T3"> setContentType(String </text:span><text:span text:style-name="T6">contentType</text:span><text:span text:style-name="T3">) {</text:span></text:p>
      <text:p text:style-name="P3"><text:span text:style-name="T3"><text:s text:c="8"/></text:span><text:span text:style-name="T2">this</text:span><text:span text:style-name="T3">.</text:span><text:span text:style-name="T5">contentType</text:span><text:span text:style-name="T3"> = </text:span><text:span text:style-name="T6">contentType</text:span><text:span text:style-name="T3">;</text:span></text:p>
      <text:p text:style-name="P3"><text:span text:style-name="T3"><text:s text:c="4"/>}</text:span></text:p>
      <text:p text:style-name="P3"><text:span text:style-name="T3">}</text:span></text:p>
      <text:p text:style-name="P1"/>
      <text:p text:style-name="P1"><text:soft-page-break/>6.package com.example.frontendbackend123.repository;</text:p>
      <text:p text:style-name="P1">import org.springframework.data.jpa.repository.JpaRepository;</text:p>
      <text:p text:style-name="P1">import org.springframework.stereotype.Repository;</text:p>
      <text:p text:style-name="P1"/>
      <text:p text:style-name="P1">import com.example.frontendbackend123.model.FileEntity;</text:p>
      <text:p text:style-name="P1"/>
      <text:p text:style-name="P1">@Repository</text:p>
      <text:p text:style-name="P1">public interface FileRepository extends JpaRepository&lt;FileEntity, String&gt; {</text:p>
      <text:p text:style-name="P1"/>
      <text:p text:style-name="P1">}</text:p>
      <text:p text:style-name="P2"><text:span text:style-name="T1">7.</text:span><text:span text:style-name="T2">package</text:span><text:span text:style-name="T3"> com.example.frontendbackend123.service;</text:span></text:p>
      <text:p text:style-name="P3"><text:span text:style-name="T2">import</text:span><text:span text:style-name="T3"> java.io.IOException;</text:span></text:p>
      <text:p text:style-name="P3"><text:span text:style-name="T2">import</text:span><text:span text:style-name="T3"> java.util.List;</text:span></text:p>
      <text:p text:style-name="P3"><text:span text:style-name="T2">import</text:span><text:span text:style-name="T3"> java.util.Optional;</text:span></text:p>
      <text:p text:style-name="P4"/>
      <text:p text:style-name="P3"><text:span text:style-name="T2">import</text:span><text:span text:style-name="T3"> org.springframework.beans.factory.annotation.Autowired;</text:span></text:p>
      <text:p text:style-name="P3"><text:span text:style-name="T2">import</text:span><text:span text:style-name="T3"> org.springframework.stereotype.Service;</text:span></text:p>
      <text:p text:style-name="P3"><text:span text:style-name="T2">import</text:span><text:span text:style-name="T3"> org.springframework.util.StringUtils;</text:span></text:p>
      <text:p text:style-name="P3"><text:span text:style-name="T2">import</text:span><text:span text:style-name="T3"> org.springframework.web.multipart.MultipartFile;</text:span></text:p>
      <text:p text:style-name="P4"/>
      <text:p text:style-name="P3"><text:span text:style-name="T2">import</text:span><text:span text:style-name="T3"> com.example.frontendbackend123.model.FileEntity;</text:span></text:p>
      <text:p text:style-name="P3"><text:span text:style-name="T2">import</text:span><text:span text:style-name="T3"> com.example.frontendbackend123.repository.FileRepository;</text:span></text:p>
      <text:p text:style-name="P4"/>
      <text:p text:style-name="P3"><text:span text:style-name="T7">@Service</text:span></text:p>
      <text:p text:style-name="P3"><text:span text:style-name="T2">public</text:span><text:span text:style-name="T3"> </text:span><text:span text:style-name="T2">class</text:span><text:span text:style-name="T3"> FileService {</text:span></text:p>
      <text:p text:style-name="P3"><text:span text:style-name="T3"><text:tab/> </text:span><text:span text:style-name="T2">private</text:span><text:span text:style-name="T3"> </text:span><text:span text:style-name="T2">final</text:span><text:span text:style-name="T3"> FileRepository </text:span><text:span text:style-name="T5">fileRepository</text:span><text:span text:style-name="T3">;</text:span></text:p>
      <text:p text:style-name="P4"/>
      <text:p text:style-name="P3"><text:span text:style-name="T3"><text:tab/> <text:s text:c="3"/></text:span><text:span text:style-name="T7">@Autowired</text:span></text:p>
      <text:p text:style-name="P3"><text:span text:style-name="T3"><text:tab/> <text:s text:c="3"/></text:span><text:span text:style-name="T2">public</text:span><text:span text:style-name="T3"> FileService(FileRepository </text:span><text:span text:style-name="T6">fileRepository</text:span><text:span text:style-name="T3">) {</text:span></text:p>
      <text:p text:style-name="P3"><text:span text:style-name="T3"><text:tab/> <text:s text:c="7"/></text:span><text:span text:style-name="T2">this</text:span><text:span text:style-name="T3">.</text:span><text:span text:style-name="T5">fileRepository</text:span><text:span text:style-name="T3"> = </text:span><text:span text:style-name="T6">fileRepository</text:span><text:span text:style-name="T3">;</text:span></text:p>
      <text:p text:style-name="P3"><text:span text:style-name="T3"><text:tab/> <text:s text:c="3"/>}</text:span></text:p>
      <text:p text:style-name="P4"/>
      <text:p text:style-name="P3"><text:span text:style-name="T3"><text:tab/> <text:s text:c="3"/></text:span><text:span text:style-name="T2">public</text:span><text:span text:style-name="T3"> </text:span><text:span text:style-name="T2">void</text:span><text:span text:style-name="T3"> save(MultipartFile </text:span><text:span text:style-name="T6">file</text:span><text:span text:style-name="T3">) </text:span><text:span text:style-name="T2">throws</text:span><text:span text:style-name="T3"> IOException {</text:span></text:p>
      <text:p text:style-name="P3"><text:span text:style-name="T3"><text:tab/> <text:s text:c="7"/>FileEntity </text:span><text:span text:style-name="T6">fileEntity</text:span><text:span text:style-name="T3"> = </text:span><text:span text:style-name="T2">new</text:span><text:span text:style-name="T3"> FileEntity();</text:span></text:p>
      <text:p text:style-name="P3"><text:span text:style-name="T3"><text:tab/> <text:s text:c="7"/></text:span><text:span text:style-name="T6">fileEntity</text:span><text:span text:style-name="T3">.setName(StringUtils.</text:span><text:span text:style-name="T4">cleanPath</text:span><text:span text:style-name="T3">(</text:span><text:span text:style-name="T6">file</text:span><text:span text:style-name="T3">.getOriginalFilename()));</text:span></text:p>
      <text:p text:style-name="P3"><text:span text:style-name="T3"><text:tab/> <text:s text:c="7"/></text:span><text:span text:style-name="T6">fileEntity</text:span><text:span text:style-name="T3">.setContentType(</text:span><text:span text:style-name="T6">file</text:span><text:span text:style-name="T3">.getContentType());</text:span></text:p>
      <text:p text:style-name="P3"><text:span text:style-name="T3"><text:tab/> <text:s text:c="7"/></text:span><text:span text:style-name="T6">fileEntity</text:span><text:span text:style-name="T3">.setData(</text:span><text:span text:style-name="T6">file</text:span><text:span text:style-name="T3">.getBytes());</text:span></text:p>
      <text:p text:style-name="P3"><text:span text:style-name="T3"><text:tab/> <text:s text:c="7"/></text:span><text:span text:style-name="T6">fileEntity</text:span><text:span text:style-name="T3">.setSize(</text:span><text:span text:style-name="T6">file</text:span><text:span text:style-name="T3">.getSize());</text:span></text:p>
      <text:p text:style-name="P4"/>
      <text:p text:style-name="P3"><text:span text:style-name="T3"><text:tab/> <text:s text:c="7"/></text:span><text:span text:style-name="T5">fileRepository</text:span><text:span text:style-name="T3">.save(</text:span><text:span text:style-name="T6">fileEntity</text:span><text:span text:style-name="T3">);</text:span></text:p>
      <text:p text:style-name="P3"><text:span text:style-name="T3"><text:tab/> <text:s text:c="3"/>}</text:span></text:p>
      <text:p text:style-name="P4"/>
      <text:p text:style-name="P3"><text:span text:style-name="T3"><text:tab/> <text:s text:c="3"/></text:span><text:span text:style-name="T2">public</text:span><text:span text:style-name="T3"> Optional&lt;FileEntity&gt; getFile(String </text:span><text:span text:style-name="T6">id</text:span><text:span text:style-name="T3">) {</text:span></text:p>
      <text:p text:style-name="P3"><text:span text:style-name="T3"><text:tab/> <text:s text:c="7"/></text:span><text:span text:style-name="T2">return</text:span><text:span text:style-name="T3"> </text:span><text:span text:style-name="T5">fileRepository</text:span><text:span text:style-name="T3">.findById(</text:span><text:span text:style-name="T6">id</text:span><text:span text:style-name="T3">);</text:span></text:p>
      <text:p text:style-name="P3"><text:span text:style-name="T3"><text:tab/> <text:s text:c="3"/>}</text:span></text:p>
      <text:p text:style-name="P4"/>
      <text:p text:style-name="P3"><text:span text:style-name="T3"><text:tab/> <text:s text:c="3"/></text:span><text:span text:style-name="T2">public</text:span><text:span text:style-name="T3"> List&lt;FileEntity&gt; getAllFile() {</text:span></text:p>
      <text:p text:style-name="P3"><text:span text:style-name="T3"><text:tab/> <text:s text:c="7"/></text:span><text:span text:style-name="T2">return</text:span><text:span text:style-name="T3"> </text:span><text:span text:style-name="T5">fileRepository</text:span><text:span text:style-name="T3">.findAll();</text:span></text:p>
      <text:p text:style-name="P3"><text:span text:style-name="T3"><text:tab/> <text:s text:c="3"/>}</text:span></text:p>
      <text:p text:style-name="P4"/>
      <text:p text:style-name="P3"><text:span text:style-name="T3"><text:tab/><text:tab/></text:span></text:p>
      <text:p text:style-name="P4"/>
      <text:p text:style-name="P3"><text:span text:style-name="T3"><text:tab/><text:tab/></text:span></text:p>
      <text:p text:style-name="P3"><text:span text:style-name="T3">}</text:span></text:p>
      <text:p text:style-name="P1"/>
      <text:p text:style-name="P1"><text:s text:c="59"/>APPLICATION.properties</text:p>
      <text:p text:style-name="P1"/>
      <text:p text:style-name="P1"><text:span text:style-name="T3">server.port = </text:span><text:span text:style-name="T8">7889</text:span></text:p>
      <text:p text:style-name="P3"><text:soft-page-break/><text:span text:style-name="T3">spring.datasource.url=</text:span><text:span text:style-name="T8">jdbc:postgresql://localhost:5432/DB</text:span></text:p>
      <text:p text:style-name="P3"><text:span text:style-name="T3">spring.datasource.username=</text:span><text:span text:style-name="T8">postgres</text:span></text:p>
      <text:p text:style-name="P3"><text:span text:style-name="T3">spring.datasource.password=</text:span><text:span text:style-name="T8">root</text:span></text:p>
      <text:p text:style-name="P4"/>
      <text:p text:style-name="P3"><text:span text:style-name="T3">spring.jpa.properties.hibernate.jdbc.lob.non_contextual_creation=</text:span><text:span text:style-name="T8">true</text:span></text:p>
      <text:p text:style-name="P3"><text:span text:style-name="T3">spring.jpa.properties.hibernate.dialect=</text:span><text:span text:style-name="T8">org.hibernate.dialect.PostgreSQLDialect</text:span></text:p>
      <text:p text:style-name="P4"/>
      <text:p text:style-name="P3"><text:span text:style-name="T3">spring.jpa.hibernate.ddl-auto=</text:span><text:span text:style-name="T8">create</text:span></text:p>
      <text:p text:style-name="P4"/>
      <text:p text:style-name="P3"><text:span text:style-name="T3">spring.servlet.multipart.max-file-size=</text:span><text:span text:style-name="T8">5MB</text:span></text:p>
      <text:p text:style-name="P3"><text:span text:style-name="T3">spring.servlet.multipart.max-request-size=</text:span><text:span text:style-name="T8">5MB</text:span></text:p>
      <text:p text:style-name="P1"/>
      <text:p text:style-name="P1"><text:s text:c="63"/>POM.XML</text:p>
      <text:p text:style-name="P1"/>
      <text:p text:style-name="P1"/>
      <text:p text:style-name="P1"><text:span text:style-name="T9">&lt;?</text:span><text:span text:style-name="T10">xml</text:span><text:span text:style-name="T11"> </text:span><text:span text:style-name="T12">version</text:span><text:span text:style-name="T13">=</text:span><text:span text:style-name="T14">"1.0"</text:span><text:span text:style-name="T11"> </text:span><text:span text:style-name="T12">encoding</text:span><text:span text:style-name="T13">=</text:span><text:span text:style-name="T14">"UTF-8"</text:span><text:span text:style-name="T9">?&gt;</text:span></text:p>
      <text:p text:style-name="P3"><text:span text:style-name="T9">&lt;</text:span><text:span text:style-name="T10">project</text:span><text:span text:style-name="T11"> </text:span><text:span text:style-name="T12">xmlns</text:span><text:span text:style-name="T13">=</text:span><text:span text:style-name="T14">"http://maven.apache.org/POM/4.0.0"</text:span><text:span text:style-name="T11"> </text:span><text:span text:style-name="T12">xmlns:xsi</text:span><text:span text:style-name="T13">=</text:span><text:span text:style-name="T14">"http://www.w3.org/2001/XMLSchema-instance"</text:span></text:p>
      <text:p text:style-name="P3"><text:span text:style-name="T11"><text:tab/></text:span><text:span text:style-name="T12">xsi:schemaLocation</text:span><text:span text:style-name="T13">=</text:span><text:span text:style-name="T14">"http://maven.apache.org/POM/4.0.0 https://maven.apache.org/xsd/maven-4.0.0.xsd"</text:span><text:span text:style-name="T9">&gt;</text:span></text:p>
      <text:p text:style-name="P3"><text:span text:style-name="T13"><text:tab/></text:span><text:span text:style-name="T9">&lt;</text:span><text:span text:style-name="T10">modelVersion</text:span><text:span text:style-name="T9">&gt;</text:span><text:span text:style-name="T13">4.0.0</text:span><text:span text:style-name="T9">&lt;/</text:span><text:span text:style-name="T10">modelVersion</text:span><text:span text:style-name="T9">&gt;</text:span></text:p>
      <text:p text:style-name="P3"><text:span text:style-name="T13"><text:tab/></text:span><text:span text:style-name="T9">&lt;</text:span><text:span text:style-name="T10">parent</text:span><text:span text:style-name="T9">&gt;</text:span></text:p>
      <text:p text:style-name="P3"><text:span text:style-name="T13"><text:tab/><text:tab/></text:span><text:span text:style-name="T9">&lt;</text:span><text:span text:style-name="T10">groupId</text:span><text:span text:style-name="T9">&gt;</text:span><text:span text:style-name="T13">org.springframework.boot</text:span><text:span text:style-name="T9">&lt;/</text:span><text:span text:style-name="T10">groupId</text:span><text:span text:style-name="T9">&gt;</text:span></text:p>
      <text:p text:style-name="P3"><text:span text:style-name="T13"><text:tab/><text:tab/></text:span><text:span text:style-name="T9">&lt;</text:span><text:span text:style-name="T10">artifactId</text:span><text:span text:style-name="T9">&gt;</text:span><text:span text:style-name="T13">spring-boot-starter-parent</text:span><text:span text:style-name="T9">&lt;/</text:span><text:span text:style-name="T10">artifactId</text:span><text:span text:style-name="T9">&gt;</text:span></text:p>
      <text:p text:style-name="P3"><text:span text:style-name="T13"><text:tab/><text:tab/></text:span><text:span text:style-name="T9">&lt;</text:span><text:span text:style-name="T10">version</text:span><text:span text:style-name="T9">&gt;</text:span><text:span text:style-name="T13">2.5.2</text:span><text:span text:style-name="T9">&lt;/</text:span><text:span text:style-name="T10">version</text:span><text:span text:style-name="T9">&gt;</text:span></text:p>
      <text:p text:style-name="P3"><text:span text:style-name="T13"><text:tab/><text:tab/></text:span><text:span text:style-name="T9">&lt;</text:span><text:span text:style-name="T10">relativePath</text:span><text:span text:style-name="T9">/&gt;</text:span><text:span text:style-name="T13"> </text:span><text:span text:style-name="T15">&lt;!-- lookup parent from repository --&gt;</text:span></text:p>
      <text:p text:style-name="P3"><text:span text:style-name="T13"><text:tab/></text:span><text:span text:style-name="T9">&lt;/</text:span><text:span text:style-name="T10">parent</text:span><text:span text:style-name="T9">&gt;</text:span></text:p>
      <text:p text:style-name="P3"><text:span text:style-name="T13"><text:tab/></text:span><text:span text:style-name="T9">&lt;</text:span><text:span text:style-name="T10">groupId</text:span><text:span text:style-name="T9">&gt;</text:span><text:span text:style-name="T13">com.example.frontendbackend123</text:span><text:span text:style-name="T9">&lt;/</text:span><text:span text:style-name="T10">groupId</text:span><text:span text:style-name="T9">&gt;</text:span></text:p>
      <text:p text:style-name="P3"><text:span text:style-name="T13"><text:tab/></text:span><text:span text:style-name="T9">&lt;</text:span><text:span text:style-name="T10">artifactId</text:span><text:span text:style-name="T9">&gt;</text:span><text:span text:style-name="T13">frontendbackend123</text:span><text:span text:style-name="T9">&lt;/</text:span><text:span text:style-name="T10">artifactId</text:span><text:span text:style-name="T9">&gt;</text:span></text:p>
      <text:p text:style-name="P3"><text:span text:style-name="T13"><text:tab/></text:span><text:span text:style-name="T9">&lt;</text:span><text:span text:style-name="T10">version</text:span><text:span text:style-name="T9">&gt;</text:span><text:span text:style-name="T13">0.0.1-SNAPSHOT</text:span><text:span text:style-name="T9">&lt;/</text:span><text:span text:style-name="T10">version</text:span><text:span text:style-name="T9">&gt;</text:span></text:p>
      <text:p text:style-name="P3"><text:span text:style-name="T13"><text:tab/></text:span><text:span text:style-name="T9">&lt;</text:span><text:span text:style-name="T10">name</text:span><text:span text:style-name="T9">&gt;</text:span><text:span text:style-name="T13">frontendbackend123</text:span><text:span text:style-name="T9">&lt;/</text:span><text:span text:style-name="T10">name</text:span><text:span text:style-name="T9">&gt;</text:span></text:p>
      <text:p text:style-name="P3"><text:span text:style-name="T13"><text:tab/></text:span><text:span text:style-name="T9">&lt;</text:span><text:span text:style-name="T10">description</text:span><text:span text:style-name="T9">&gt;</text:span><text:span text:style-name="T13">Demo project for Spring Boot</text:span><text:span text:style-name="T9">&lt;/</text:span><text:span text:style-name="T10">description</text:span><text:span text:style-name="T9">&gt;</text:span></text:p>
      <text:p text:style-name="P3"><text:span text:style-name="T13"><text:tab/></text:span><text:span text:style-name="T9">&lt;</text:span><text:span text:style-name="T10">properties</text:span><text:span text:style-name="T9">&gt;</text:span></text:p>
      <text:p text:style-name="P3"><text:span text:style-name="T13"><text:tab/><text:tab/></text:span><text:span text:style-name="T9">&lt;</text:span><text:span text:style-name="T10">java.version</text:span><text:span text:style-name="T9">&gt;</text:span><text:span text:style-name="T13">11</text:span><text:span text:style-name="T9">&lt;/</text:span><text:span text:style-name="T10">java.version</text:span><text:span text:style-name="T9">&gt;</text:span></text:p>
      <text:p text:style-name="P3"><text:span text:style-name="T13"><text:tab/></text:span><text:span text:style-name="T9">&lt;/</text:span><text:span text:style-name="T10">properties</text:span><text:span text:style-name="T9">&gt;</text:span></text:p>
      <text:p text:style-name="P3"><text:span text:style-name="T13"><text:tab/></text:span><text:span text:style-name="T9">&lt;</text:span><text:span text:style-name="T10">dependencies</text:span><text:span text:style-name="T9">&gt;</text:span></text:p>
      <text:p text:style-name="P3"><text:span text:style-name="T13"><text:tab/><text:tab/></text:span><text:span text:style-name="T9">&lt;</text:span><text:span text:style-name="T10">dependency</text:span><text:span text:style-name="T9">&gt;</text:span></text:p>
      <text:p text:style-name="P3"><text:span text:style-name="T13"><text:tab/><text:tab/><text:tab/></text:span><text:span text:style-name="T9">&lt;</text:span><text:span text:style-name="T10">groupId</text:span><text:span text:style-name="T9">&gt;</text:span><text:span text:style-name="T13">org.springframework.boot</text:span><text:span text:style-name="T9">&lt;/</text:span><text:span text:style-name="T10">groupId</text:span><text:span text:style-name="T9">&gt;</text:span></text:p>
      <text:p text:style-name="P3"><text:span text:style-name="T13"><text:tab/><text:tab/><text:tab/></text:span><text:span text:style-name="T9">&lt;</text:span><text:span text:style-name="T10">artifactId</text:span><text:span text:style-name="T9">&gt;</text:span><text:span text:style-name="T13">spring-boot-starter-data-jpa</text:span><text:span text:style-name="T9">&lt;/</text:span><text:span text:style-name="T10">artifactId</text:span><text:span text:style-name="T9">&gt;</text:span></text:p>
      <text:p text:style-name="P3"><text:span text:style-name="T13"><text:tab/><text:tab/></text:span><text:span text:style-name="T9">&lt;/</text:span><text:span text:style-name="T10">dependency</text:span><text:span text:style-name="T9">&gt;</text:span></text:p>
      <text:p text:style-name="P3"><text:span text:style-name="T13"><text:tab/><text:tab/></text:span><text:span text:style-name="T9">&lt;</text:span><text:span text:style-name="T10">dependency</text:span><text:span text:style-name="T9">&gt;</text:span></text:p>
      <text:p text:style-name="P3"><text:span text:style-name="T13"><text:tab/><text:tab/><text:tab/></text:span><text:span text:style-name="T9">&lt;</text:span><text:span text:style-name="T10">groupId</text:span><text:span text:style-name="T9">&gt;</text:span><text:span text:style-name="T13">org.springframework.boot</text:span><text:span text:style-name="T9">&lt;/</text:span><text:span text:style-name="T10">groupId</text:span><text:span text:style-name="T9">&gt;</text:span></text:p>
      <text:p text:style-name="P3"><text:span text:style-name="T13"><text:tab/><text:tab/><text:tab/></text:span><text:span text:style-name="T9">&lt;</text:span><text:span text:style-name="T10">artifactId</text:span><text:span text:style-name="T9">&gt;</text:span><text:span text:style-name="T13">spring-boot-starter-web</text:span><text:span text:style-name="T9">&lt;/</text:span><text:span text:style-name="T10">artifactId</text:span><text:span text:style-name="T9">&gt;</text:span></text:p>
      <text:p text:style-name="P3"><text:span text:style-name="T13"><text:tab/><text:tab/></text:span><text:span text:style-name="T9">&lt;/</text:span><text:span text:style-name="T10">dependency</text:span><text:span text:style-name="T9">&gt;</text:span></text:p>
      <text:p text:style-name="P4"/>
      <text:p text:style-name="P3"><text:span text:style-name="T13"><text:tab/><text:tab/></text:span><text:span text:style-name="T9">&lt;</text:span><text:span text:style-name="T10">dependency</text:span><text:span text:style-name="T9">&gt;</text:span></text:p>
      <text:p text:style-name="P3"><text:span text:style-name="T13"><text:tab/><text:tab/><text:tab/></text:span><text:span text:style-name="T9">&lt;</text:span><text:span text:style-name="T10">groupId</text:span><text:span text:style-name="T9">&gt;</text:span><text:span text:style-name="T13">org.springframework.boot</text:span><text:span text:style-name="T9">&lt;/</text:span><text:span text:style-name="T10">groupId</text:span><text:span text:style-name="T9">&gt;</text:span></text:p>
      <text:p text:style-name="P3"><text:span text:style-name="T13"><text:tab/><text:tab/><text:tab/></text:span><text:span text:style-name="T9">&lt;</text:span><text:span text:style-name="T10">artifactId</text:span><text:span text:style-name="T9">&gt;</text:span><text:span text:style-name="T13">spring-boot-devtools</text:span><text:span text:style-name="T9">&lt;/</text:span><text:span text:style-name="T10">artifactId</text:span><text:span text:style-name="T9">&gt;</text:span></text:p>
      <text:p text:style-name="P3"><text:span text:style-name="T13"><text:tab/><text:tab/><text:tab/></text:span><text:span text:style-name="T9">&lt;</text:span><text:span text:style-name="T10">scope</text:span><text:span text:style-name="T9">&gt;</text:span><text:span text:style-name="T13">runtime</text:span><text:span text:style-name="T9">&lt;/</text:span><text:span text:style-name="T10">scope</text:span><text:span text:style-name="T9">&gt;</text:span></text:p>
      <text:p text:style-name="P3"><text:span text:style-name="T13"><text:tab/><text:tab/><text:tab/></text:span><text:span text:style-name="T9">&lt;</text:span><text:span text:style-name="T10">optional</text:span><text:span text:style-name="T9">&gt;</text:span><text:span text:style-name="T13">true</text:span><text:span text:style-name="T9">&lt;/</text:span><text:span text:style-name="T10">optional</text:span><text:span text:style-name="T9">&gt;</text:span></text:p>
      <text:p text:style-name="P3"><text:span text:style-name="T13"><text:tab/><text:tab/></text:span><text:span text:style-name="T9">&lt;/</text:span><text:span text:style-name="T10">dependency</text:span><text:span text:style-name="T9">&gt;</text:span></text:p>
      <text:p text:style-name="P3"><text:span text:style-name="T13"><text:tab/><text:tab/></text:span><text:span text:style-name="T9">&lt;</text:span><text:span text:style-name="T10">dependency</text:span><text:span text:style-name="T9">&gt;</text:span></text:p>
      <text:p text:style-name="P3"><text:span text:style-name="T13"><text:tab/><text:tab/><text:tab/></text:span><text:span text:style-name="T9">&lt;</text:span><text:span text:style-name="T10">groupId</text:span><text:span text:style-name="T9">&gt;</text:span><text:span text:style-name="T13">org.postgresql</text:span><text:span text:style-name="T9">&lt;/</text:span><text:span text:style-name="T10">groupId</text:span><text:span text:style-name="T9">&gt;</text:span></text:p>
      <text:p text:style-name="P3"><text:span text:style-name="T13"><text:tab/><text:tab/><text:tab/></text:span><text:span text:style-name="T9">&lt;</text:span><text:span text:style-name="T10">artifactId</text:span><text:span text:style-name="T9">&gt;</text:span><text:span text:style-name="T13">postgresql</text:span><text:span text:style-name="T9">&lt;/</text:span><text:span text:style-name="T10">artifactId</text:span><text:span text:style-name="T9">&gt;</text:span></text:p>
      <text:p text:style-name="P3"><text:span text:style-name="T13"><text:tab/><text:tab/><text:tab/></text:span><text:span text:style-name="T9">&lt;</text:span><text:span text:style-name="T10">scope</text:span><text:span text:style-name="T9">&gt;</text:span><text:span text:style-name="T13">runtime</text:span><text:span text:style-name="T9">&lt;/</text:span><text:span text:style-name="T10">scope</text:span><text:span text:style-name="T9">&gt;</text:span></text:p>
      <text:p text:style-name="P3"><text:span text:style-name="T13"><text:tab/><text:tab/></text:span><text:span text:style-name="T9">&lt;/</text:span><text:span text:style-name="T10">dependency</text:span><text:span text:style-name="T9">&gt;</text:span></text:p>
      <text:p text:style-name="P3"><text:span text:style-name="T13"><text:tab/><text:tab/></text:span><text:span text:style-name="T9">&lt;</text:span><text:span text:style-name="T10">dependency</text:span><text:span text:style-name="T9">&gt;</text:span></text:p>
      <text:p text:style-name="P3"><text:span text:style-name="T13"><text:tab/><text:tab/><text:tab/></text:span><text:span text:style-name="T9">&lt;</text:span><text:span text:style-name="T10">groupId</text:span><text:span text:style-name="T9">&gt;</text:span><text:span text:style-name="T13">org.springframework.boot</text:span><text:span text:style-name="T9">&lt;/</text:span><text:span text:style-name="T10">groupId</text:span><text:span text:style-name="T9">&gt;</text:span></text:p>
      <text:p text:style-name="P3"><text:span text:style-name="T13"><text:tab/><text:tab/><text:tab/></text:span><text:span text:style-name="T9">&lt;</text:span><text:span text:style-name="T10">artifactId</text:span><text:span text:style-name="T9">&gt;</text:span><text:span text:style-name="T13">spring-boot-starter-test</text:span><text:span text:style-name="T9">&lt;/</text:span><text:span text:style-name="T10">artifactId</text:span><text:span text:style-name="T9">&gt;</text:span></text:p>
      <text:p text:style-name="P3"><text:span text:style-name="T13"><text:tab/><text:tab/><text:tab/></text:span><text:span text:style-name="T9">&lt;</text:span><text:span text:style-name="T10">scope</text:span><text:span text:style-name="T9">&gt;</text:span><text:span text:style-name="T13">test</text:span><text:span text:style-name="T9">&lt;/</text:span><text:span text:style-name="T10">scope</text:span><text:span text:style-name="T9">&gt;</text:span></text:p>
      <text:p text:style-name="P3"><text:span text:style-name="T13"><text:tab/><text:tab/></text:span><text:span text:style-name="T9">&lt;/</text:span><text:span text:style-name="T10">dependency</text:span><text:span text:style-name="T9">&gt;</text:span></text:p>
      <text:p text:style-name="P3"><text:soft-page-break/><text:span text:style-name="T13"><text:tab/></text:span><text:span text:style-name="T9">&lt;/</text:span><text:span text:style-name="T10">dependencies</text:span><text:span text:style-name="T9">&gt;</text:span></text:p>
      <text:p text:style-name="P4"/>
      <text:p text:style-name="P3"><text:span text:style-name="T13"><text:tab/></text:span><text:span text:style-name="T9">&lt;</text:span><text:span text:style-name="T10">build</text:span><text:span text:style-name="T9">&gt;</text:span></text:p>
      <text:p text:style-name="P3"><text:span text:style-name="T13"><text:tab/><text:tab/></text:span><text:span text:style-name="T9">&lt;</text:span><text:span text:style-name="T10">plugins</text:span><text:span text:style-name="T9">&gt;</text:span></text:p>
      <text:p text:style-name="P3"><text:span text:style-name="T13"><text:tab/><text:tab/><text:tab/></text:span><text:span text:style-name="T9">&lt;</text:span><text:span text:style-name="T10">plugin</text:span><text:span text:style-name="T9">&gt;</text:span></text:p>
      <text:p text:style-name="P3"><text:span text:style-name="T13"><text:tab/><text:tab/><text:tab/><text:tab/></text:span><text:span text:style-name="T9">&lt;</text:span><text:span text:style-name="T10">groupId</text:span><text:span text:style-name="T9">&gt;</text:span><text:span text:style-name="T13">org.springframework.boot</text:span><text:span text:style-name="T9">&lt;/</text:span><text:span text:style-name="T10">groupId</text:span><text:span text:style-name="T9">&gt;</text:span></text:p>
      <text:p text:style-name="P3"><text:span text:style-name="T13"><text:tab/><text:tab/><text:tab/><text:tab/></text:span><text:span text:style-name="T9">&lt;</text:span><text:span text:style-name="T10">artifactId</text:span><text:span text:style-name="T9">&gt;</text:span><text:span text:style-name="T13">spring-boot-maven-plugin</text:span><text:span text:style-name="T9">&lt;/</text:span><text:span text:style-name="T10">artifactId</text:span><text:span text:style-name="T9">&gt;</text:span></text:p>
      <text:p text:style-name="P3"><text:span text:style-name="T13"><text:tab/><text:tab/><text:tab/></text:span><text:span text:style-name="T9">&lt;/</text:span><text:span text:style-name="T10">plugin</text:span><text:span text:style-name="T9">&gt;</text:span></text:p>
      <text:p text:style-name="P3"><text:span text:style-name="T13"><text:tab/><text:tab/></text:span><text:span text:style-name="T9">&lt;/</text:span><text:span text:style-name="T10">plugins</text:span><text:span text:style-name="T9">&gt;</text:span></text:p>
      <text:p text:style-name="P3"><text:span text:style-name="T13"><text:tab/></text:span><text:span text:style-name="T9">&lt;/</text:span><text:span text:style-name="T10">build</text:span><text:span text:style-name="T9">&gt;</text:span></text:p>
      <text:p text:style-name="P4"/>
      <text:p text:style-name="P3"><text:span text:style-name="T9">&lt;/</text:span><text:span text:style-name="T10">project</text:span><text:span text:style-name="T9">&gt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31T14:58:22.705183407</meta:creation-date>
    <dc:date>2021-07-31T15:05:25.141792386</dc:date>
    <meta:editing-duration>PT7M2S</meta:editing-duration>
    <meta:editing-cycles>1</meta:editing-cycles>
    <meta:document-statistic meta:table-count="0" meta:image-count="0" meta:object-count="0" meta:page-count="8" meta:paragraph-count="313" meta:word-count="669" meta:character-count="11162" meta:non-whitespace-character-count="9231"/>
    <meta:generator>LibreOffice/6.0.7.3$Linux_X86_64 LibreOffice_project/00m0$Build-3</meta:generator>
  </office:meta>
</office:document-meta>
</file>